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231c" officeooo:paragraph-rsid="001c231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231c" officeooo:paragraph-rsid="001c231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ec77" officeooo:paragraph-rsid="001cec77" style:font-weight-asian="normal" style:font-weight-complex="normal"/>
    </style:style>
    <style:style style:name="T1" style:family="text">
      <style:text-properties officeooo:rsid="001cec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QUESTIONS(AUTOMOTIVE)</text:p>
      <text:p text:style-name="P1"/>
      <text:p text:style-name="P2">1. Explain Storage Classes &amp; the possible errors.</text:p>
      <text:p text:style-name="P2">2. What is inline function?</text:p>
      <text:p text:style-name="P2">3. Difference between inline function and ordinary function.</text:p>
      <text:p text:style-name="P2">4. Difference between inline function and <text:span text:style-name="T1">function like </text:span>macro.</text:p>
      <text:p text:style-name="P2">5. WAF to count the number of set bits and clear bits.</text:p>
      <text:p text:style-name="P2">6. Differntiate 'int const *p' &amp; 'int *const p'.</text:p>
      <text:p text:style-name="P2">7. Union with an example.</text:p>
      <text:p text:style-name="P2">8. Structures with an example.</text:p>
      <text:p text:style-name="P2">9. Why VAS?</text:p>
      <text:p text:style-name="P2">10. Mapping VAS to PAS.</text:p>
      <text:p text:style-name="P2">11. Shared memory.</text:p>
      <text:p text:style-name="P2">12. Semaphores.</text:p>
      <text:p text:style-name="P2">13. Mutex.</text:p>
      <text:p text:style-name="P2">14. When will we go for semaphore and mutex?</text:p>
      <text:p text:style-name="P2">15. What is ELF?</text:p>
      <text:p text:style-name="P3">16. If more number of register variables are used,which is larger in number than the available registers,what will happen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2:01:58.124354261</meta:creation-date>
    <dc:date>2016-09-08T09:18:42.683885157</dc:date>
    <meta:editing-duration>P0D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17" meta:word-count="110" meta:character-count="645" meta:non-whitespace-character-count="552"/>
  </office:meta>
</office:document-meta>
</file>